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However, the Misfit is too proud to ask for help. His words and behaviour por tray him as frank and good-mannered, but also as a sadist and a fundamentalist:</text:p>
      <text:p text:style-name="P1">“Jesus was the only One that ever raised the dead [. . .] and He shouldn’t have done it. He thrown everything off balance. If He did what He said, then it’s nothing for you to do but throw away everything and follow Him, and if He didn’t, then it’s nothing for you to do but enjoy the few minutes you got left the best you can by killing somebody or burning down his house or doing some other meanness to him. No pleasure but meanness.”</text:p>
      <text:p text:style-name="P2">(GM, 132)</text:p>
      <text:p text:style-name="First_20_paragraph">All these features depict the Misfit as a tormented quester, as O’Connor intended, but they mainly reflect two elements that are central in contemporary American society: capricious violence and religious fundamentalism. In fact, the Misfit embodies the figure of the serial killer, the most dangerous and prevalent kind of monster in the US today. Accordingly, he also epitomizes the disconnection between appearance and monstrosity. After the shooting of Bailey, the Misfit puts on Bailey’s blue parrot shirt, a detail of revealing significance: on the one hand, it suggests the invisibility of monsters – their ordinary and even familiar appearance – and on the other, as O’Connor intended, it evokes the “ties of kinship” (MM, 112) that connect humankind as a whole, contributing to the grandmother’s epiphany: “the grandmother’s head cleared for an instant. She saw the man’s face twisted close to her own as if he were going to cry and she murmured, ‘Why you’re one of my babies. You’re one of my own children!’ She reached out and touched him on the shoulder” (GM, 132).</text:p>
      <text:p text:style-name="Text_20_body">In turn, the Misfit’s words at the very end of the tale – “It’s no real pleasure in life” – which contrasts with his previous “No pleasure but meanness” (GM, 132, 133), might suggest that he has also experienced his own epiphany, and therefore a change for the better, as O’Connor’s comments appear to indicate: “I don’t want to equate the Misfit with the devil. I prefer to think that, however unlikely this may seem, the old lady’s gesture, like the mustardseed, will grow to be a great crow-filled tree in the Misfit’s heart, and will be enough of a pain to him there to turn him into the prophet he was meant to become” (MM, 112, 113). However, as pointed out above, the epiphanies of O’Connor’s fiction are far from transparent, and this tale provides a good example of such ambiguity. In short: the evidence provided by the text tends to highlight brutality, sadism, and finally nihilism, since, as the Misfit concludes, even serial killing has become meaningless: “Shut up, Bobby Lee [. . .] It’s no real pleasure in life” (GM, 133).</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